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Plain_5f_heading_5f_1">
      <style:paragraph-properties fo:break-before="page"/>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cc0000"/>
    </style:style>
    <style:style style:name="P22" style:family="paragraph" style:parent-style-name="Preformatted_20_Text">
      <style:paragraph-properties fo:margin-left="0.6083in" fo:margin-right="0in" fo:text-indent="-0.6in" style:auto-text-indent="false">
        <style:tab-stops/>
      </style:paragraph-properties>
    </style:style>
    <style:style style:name="P23" style:family="paragraph" style:parent-style-name="Preformatted_20_Text">
      <style:paragraph-properties fo:margin-top="0in" fo:margin-bottom="0.1965in"/>
      <style:text-properties fo:color="#000000"/>
    </style:style>
    <style:style style:name="P24" style:family="paragraph" style:parent-style-name="Preformatted_20_Text">
      <style:paragraph-properties fo:margin-top="0in" fo:margin-bottom="0.1965in"/>
      <style:text-properties fo:color="#0000cc" fo:background-color="#e7e7ff"/>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pectext" style:list-style-name="">
      <style:paragraph-properties fo:margin-left="0in" fo:margin-right="0in" fo:text-indent="0in" style:auto-text-indent="false"/>
    </style:style>
    <style:style style:name="P28" style:family="paragraph" style:parent-style-name="spectext" style:list-style-name="">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6b0094"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background-color="#dbdbdb"/>
    </style:style>
    <style:style style:name="T19" style:family="text">
      <style:text-properties fo:color="#0000cc" fo:background-color="#e7e7ff"/>
    </style:style>
    <style:style style:name="T20" style:family="text">
      <style:text-properties fo:color="#009966" fo:font-weight="bold"/>
    </style:style>
    <style:style style:name="T21" style:family="text">
      <style:text-properties fo:color="#006699" fo:font-weight="bold"/>
    </style:style>
    <style:style style:name="T22" style:family="text">
      <style:text-properties fo:color="#cc0000"/>
    </style:style>
    <style:style style:name="T23" style:family="text">
      <style:text-properties fo:color="#944794"/>
    </style:style>
    <style:style style:name="T24"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1366409331"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7"/>
      <text:p text:style-name="P27"/>
      <text:p text:style-name="P2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5">Assemblers<text:tab/>3</text:p>
            <text:p text:style-name="P25">The UASM65 Assembler, .S19 Files, and .LST files<text:tab/>6</text:p>
            <text:p text:style-name="P25">Sending An S19 File To The Emulator<text:tab/>10</text:p>
            <text:p text:style-name="P25">Models<text:tab/>14</text:p>
            <text:p text:style-name="P25">Placing Models Into A Computer<text:tab/>16</text:p>
            <text:p text:style-name="P25">Variables<text:tab/>18</text:p>
            <text:p text:style-name="P25">The Status Register<text:tab/>22</text:p>
            <text:p text:style-name="P25">How A Computer Makes Decisions<text:tab/>25</text:p>
            <text:p text:style-name="P25">The JMP Instruction<text:tab/>25</text:p>
            <text:p text:style-name="P25">Labels<text:tab/>27</text:p>
            <text:p text:style-name="P25">Forward Branches And The Zero Flag<text:tab/>28</text:p>
            <text:p text:style-name="P25">Negative Numbers And The Negative Flag<text:tab/>33</text:p>
            <text:p text:style-name="P25">Backward Branches And Loops<text:tab/>38</text:p>
            <text:p text:style-name="P25">The Carry Flag<text:tab/>44</text:p>
            <text:p text:style-name="P25">Indexed Addressing Modes And Commenting Programs<text:tab/>48</text:p>
            <text:p text:style-name="P25">Exercises<text:tab/>54</text:p>
            <text:p text:style-name="P25">Appendix A - 6502 Instruction Set Reference ( minus zero page addressing )<text:tab/>55</text:p>
          </text:index-body>
        </text:table-of-content>
        <text:p text:style-name="P15"/>
      </text:section>
      <text:p text:style-name="P15"/>
      <text:p text:style-name="P14">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PiperIDE (<text:a xlink:type="simple" xlink:href="http://mathpiper.org/">http://mathpip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7">$</text:span> <text:span text:style-name="T3">hexdump -C abc123.txt</text:span> </text:p>
      <text:p text:style-name="Preformatted_20_Text">00000000 <text:s/><text:span text:style-name="T8">41</text:span> <text:span text:style-name="T9">42</text:span> 43 <text:span text:style-name="T11">0d 0a</text:span> 31 32 33 <text:s/><text:span text:style-name="T11">0d 0a</text:span> 48 65 6c 6c 6f 20 <text:s/>|<text:span text:style-name="T8">A</text:span><text:span text:style-name="T9">B</text:span>C<text:span text:style-name="T11">..</text:span>123<text:span text:style-name="T11">..</text:span>Hello |</text:p>
      <text:p text:style-name="Preformatted_20_Text">00000010 <text:s/>50 61 74 21 <text:span text:style-name="T11">0d 0a</text:span> <text:s text:c="32"/>|Pat!<text:span text:style-name="T11">..</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PiperIDE called <text:span text:style-name="T3">u6502_programs.mpw</text:span>, typed the following assembly language source code into it, and then saved it. <text:span text:style-name="T11">(Note: This is a %uasm "fold" and folds are explained in the </text:span><text:span text:style-name="T12">Introduction to Programming with MathPiper</text:span><text:span text:style-name="T11"> book which can be found on the MathPip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3">," I said "</text:span>and it stands for <text:span text:style-name="T3">Understandable Assembler for 6500 series CPUs</text:span>. <text:s/>The assembler is built into MathPiper and it can be run by pressing <text:span text:style-name="T3">&lt;shift&gt;&lt;enter&gt;</text:span> inside of a <text:span text:style-name="T3">%uasm65 fold</text:span> <text:span text:style-name="T11">(which must be placed into a file which has a .mpw extension)</text:span>.</text:p>
      <text:p text:style-name="Standard"/>
      <text:p text:style-name="Standard">The syntax that Example 1 contains is the syntax that the uasm65 assembler understands. <text:s/><text:span text:style-name="T11">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text:soft-page-break/>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7">originate</text:span><text:span text:style-name="T16">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6"><text:span text:style-name="T18"><text:s/>1:</text:span><text:span text:style-name="T19">%uasm65,description="Example 1"</text:span></text:p>
      <text:p text:style-name="P16"><text:span text:style-name="T18"><text:s/>2:</text:span> <text:s text:c="3"/><text:span text:style-name="T20">org</text:span> 0200h</text:p>
      <text:p text:style-name="P16"><text:span text:style-name="T18"><text:s/>3:</text:span> <text:s text:c="3"/></text:p>
      <text:p text:style-name="P16"><text:span text:style-name="T18"><text:s/>4:</text:span> <text:s text:c="3"/><text:span text:style-name="T21">lda</text:span> #<text:span text:style-name="T10">10d</text:span></text:p>
      <text:p text:style-name="P16"><text:span text:style-name="T18"><text:s/>5:</text:span> <text:s text:c="3"/><text:span text:style-name="T21">adc</text:span> #<text:span text:style-name="T10">5d</text:span></text:p>
      <text:p text:style-name="P16"><text:span text:style-name="T18"><text:s/>6:</text:span> <text:s text:c="3"/><text:span text:style-name="T21">sta</text:span> 0208h</text:p>
      <text:p text:style-name="P16"><text:span text:style-name="T18"><text:s/>7:</text:span> <text:s text:c="3"/><text:span text:style-name="T21">brk</text:span></text:p>
      <text:p text:style-name="P16"><text:span text:style-name="T18"><text:s/>8:</text:span> <text:s text:c="3"/></text:p>
      <text:p text:style-name="P16"><text:span text:style-name="T18"><text:s/>9:</text:span> <text:s text:c="3"/><text:span text:style-name="T20">end</text:span></text:p>
      <text:p text:style-name="P16"><text:span text:style-name="T18">10:</text:span><text:span text:style-name="T19">%/uasm65</text:span></text:p>
      <text:p text:style-name="P17">11:</text:p>
      <text:p text:style-name="P16"><text:span text:style-name="T18">12:</text:span> <text:s text:c="3"/><text:span text:style-name="T7">%output ,preserve="false"</text:span></text:p>
      <text:p text:style-name="P16"><text:span text:style-name="T18">13:</text:span> <text:s text:c="5"/>*** List file ***</text:p>
      <text:p text:style-name="P16"><text:span text:style-name="T18">14:</text:span> <text:s text:c="5"/></text:p>
      <text:p text:style-name="P16"><text:span text:style-name="T18">15:</text:span> <text:s text:c="5"/>0200 <text:s text:c="11"/>000001 | <text:s/>org 0200h</text:p>
      <text:p text:style-name="P16"><text:span text:style-name="T18">16:</text:span> <text:s text:c="21"/>000002 | <text:s/></text:p>
      <text:p text:style-name="P16"><text:span text:style-name="T18">17:</text:span> <text:s text:c="5"/>0200 A9 0A <text:s text:c="5"/>000003 | <text:s/>lda #10d</text:p>
      <text:p text:style-name="P16"><text:span text:style-name="T18">18:</text:span> <text:s text:c="5"/>0202 69 05 <text:s text:c="5"/>000004 | <text:s/>adc #5d</text:p>
      <text:p text:style-name="P16"><text:span text:style-name="T18">19:</text:span> <text:s text:c="5"/>0204 8D 08 02 <text:s text:c="2"/>000005 | <text:s/>sta 0208h</text:p>
      <text:p text:style-name="P16"><text:span text:style-name="T18">20:</text:span> <text:s text:c="5"/>0207 00 <text:s text:c="8"/>000006 | <text:s/>brk</text:p>
      <text:p text:style-name="P16"><text:span text:style-name="T18">21:</text:span> <text:s text:c="21"/>000007 | <text:s/></text:p>
      <text:p text:style-name="P16"><text:span text:style-name="T18">22:</text:span> <text:s text:c="21"/>000008 | <text:s/>end</text:p>
      <text:p text:style-name="P16"><text:span text:style-name="T18">23:</text:span> <text:s text:c="5"/></text:p>
      <text:p text:style-name="P16"><text:span text:style-name="T18">24:</text:span> <text:s text:c="5"/>*** Executable code ***</text:p>
      <text:p text:style-name="P16"><text:span text:style-name="T18">25:</text:span> <text:s text:c="5"/></text:p>
      <text:p text:style-name="P16"><text:span text:style-name="T18">26:</text:span> <text:s text:c="5"/><text:span text:style-name="T19">%s19,descrption="Execute this fold to send program to U6502 monitor."</text:span></text:p>
      <text:p text:style-name="P16"><text:span text:style-name="T18">27:</text:span> <text:s text:c="7"/><text:span text:style-name="T22">S0</text:span>07000055415347C8</text:p>
      <text:p text:style-name="P16"><text:soft-page-break/><text:span text:style-name="T18">28:</text:span> <text:s text:c="7"/><text:span text:style-name="T22">S1</text:span>0B0200A90A69058D0802003A</text:p>
      <text:p text:style-name="P16"><text:span text:style-name="T18">29:</text:span> <text:s text:c="7"/><text:span text:style-name="T22">S9</text:span>030000FC</text:p>
      <text:p text:style-name="P16"><text:span text:style-name="T18">30:</text:span> <text:s text:c="5"/><text:span text:style-name="T19">%/s19</text:span></text:p>
      <text:p text:style-name="P23"><text:span text:style-name="T18">31:</text:span> <text:s text:c="3"/><text:span text:style-name="T7">%/output</text:span> </text:p>
      <text:p text:style-name="Standard">I pointed at the output and said "The <text:span text:style-name="T3">.lst</text:span> file that was generated is present under the title which reads '<text:span text:style-name="T3">*** List file ***</text:span><text:span text:style-name="T13">'</text:span> and the <text:span text:style-name="T3">s19</text:span> file is present in a <text:span text:style-name="T3">%s19</text:span> fold which is under the title '<text:span text:style-name="T3">*** Executable code ***</text:span><text:span text:style-name="T13">'</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9">0200</text:span><text:span text:style-name="T10"> </text:span><text:span text:style-name="T11">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text:soft-page-break/></text:p>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1">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8">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8">A9 0A</text:span> <text:s text:c="4"/>LDA #0Ah</text:p>
      <text:p text:style-name="Preformatted_20_Text">0202 <text:s/><text:span text:style-name="T8">69 05</text:span> <text:s text:c="4"/>ADC #05h</text:p>
      <text:p text:style-name="Preformatted_20_Text"><text:soft-page-break/>0204 <text:s/><text:span text:style-name="T8">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3">/ directory ( or examples\u6502\ on Windows systems )</text:span>. <text:s/>The <text:span text:style-name="T3">manual</text:span> for the umon65 monitor is also in that directory."</text:p>
      <text:p text:style-name="Standard"/>
      <text:p text:style-name="Standard">Pat opened the <text:span text:style-name="T3">umon65.uasm</text:span> file in the text editor and looked at it. <text:s/><text:span text:style-name="T10">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ough.' <text:s/>Over time, I have found this saying to be true and it has often given <text:soft-page-break/>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Pat laughed and said "Okay professor, I'll be patient, but can you at least <text:soft-page-break/>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attributes. <text:s/>Examples of typical object attributes include weight, height, strength, and color.</text:p>
      <text:p text:style-name="Standard"><text:soft-page-break/></text:p>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text:soft-page-break/>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text:soft-page-break/>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text:soft-page-break/>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4">11 02</text:span> <text:s text:c="2"/>000003 | <text:s text:c="7"/>lda <text:span text:style-name="T24">garage_width</text:span></text:p>
      <text:p text:style-name="Preformatted_20_Text">0203 69 01 <text:s text:c="5"/>000004 | <text:s text:c="7"/>adc #1d</text:p>
      <text:p text:style-name="Preformatted_20_Text">0205 8D <text:span text:style-name="T24">11 02</text:span> <text:s text:c="2"/>000005 | <text:s text:c="7"/>sta <text:span text:style-name="T24">garage_width</text:span></text:p>
      <text:p text:style-name="Preformatted_20_Text"><text:s text:c="16"/>000006 |</text:p>
      <text:p text:style-name="Preformatted_20_Text">0208 AD <text:span text:style-name="T9">12 02</text:span> <text:s text:c="2"/>000007 | <text:s text:c="7"/>lda <text:span text:style-name="T9">garage_length</text:span></text:p>
      <text:p text:style-name="Preformatted_20_Text">020B 69 01 <text:s text:c="5"/>000008 | <text:s text:c="7"/>adc #1d</text:p>
      <text:p text:style-name="Preformatted_20_Text">020D 8D <text:span text:style-name="T9">12 02</text:span> <text:s text:c="2"/>000009 | <text:s text:c="7"/>sta <text:span text:style-name="T9">garage_length</text:span></text:p>
      <text:p text:style-name="Preformatted_20_Text">0210 00 <text:s text:c="8"/>000010 | <text:s text:c="7"/>brk</text:p>
      <text:p text:style-name="Preformatted_20_Text"><text:s text:c="16"/>000011 | <text:s text:c="7"/></text:p>
      <text:p text:style-name="Preformatted_20_Text"><text:span text:style-name="T23">0211</text:span> 09 <text:s text:c="8"/>000012 |<text:span text:style-name="T15">garage_width</text:span> <text:span text:style-name="T8">dbt</text:span> <text:span text:style-name="T11">9d</text:span></text:p>
      <text:p text:style-name="Preformatted_20_Text">0212 08 <text:s text:c="8"/>000013 |<text:span text:style-name="T9">garage_length</text:span> <text:span text:style-name="T8">dbt</text:span> <text:span text:style-name="T11">8d</text:span></text:p>
      <text:p text:style-name="Preformatted_20_Text"><text:s text:c="16"/>000014 | <text:s text:c="7"/></text:p>
      <text:p text:style-name="Preformatted_20_Text"><text:s text:c="16"/>000015 | <text:s text:c="7"/>end</text:p>
      <text:p text:style-name="Standard"/>
      <text:p text:style-name="Standard"><text:soft-page-break/></text:p>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text:soft-page-break/>-d 0200 021f</text:p>
      <text:p text:style-name="Preformatted_20_Text"/>
      <text:p text:style-name="Preformatted_20_Text">0200 <text:s/>AD 11 02 69 01 8D 11 02 - AD 12 02 69 01 8D 12 02 <text:s/>...i.......i.... </text:p>
      <text:p text:style-name="Preformatted_20_Text">0210 <text:s/>00 <text:span text:style-name="T11">09</text:span> <text:span text:style-name="T11">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1">09 08</text:span> <text:s text:c="4"/><text:span text:style-name="T11">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he <text:span text:style-name="T3">garage floor</text:span> that is being modeled by the <text:span text:style-name="T3">garage_width</text:span> and <text:span text:style-name="T3">garage_length</text:span> variables." replied Pat after a few moments of thought.</text:p>
      <text:p text:style-name="Standard"><text:soft-page-break/></text:p>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1">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1">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1">09</text:span> 08 00 00 00 00 00 00 - 00 00 00 00 00 00 00 00 <text:s/>................ </text:p>
      <text:p text:style-name="Preformatted_20_Text"><text:soft-page-break/></text:p>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1">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1">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3">SR</text:span> stands for <text:span text:style-name="T3">Status Register</text:span> and the bits in this register indicate the current <text:soft-page-break/>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text:soft-page-break/></text:p>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8">Z</text:span>C(SR)</text:p>
      <text:p text:style-name="Preformatted_20_Text"><text:s text:c="3"/>0202 <text:s text:c="8"/>00 <text:s text:c="8"/><text:span text:style-name="T8">03</text:span> <text:s text:c="7"/>00 <text:s text:c="7"/>FD <text:s text:c="6"/>000101<text:span text:style-name="T8">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3 <text:s text:c="8"/>00 <text:s text:c="8"/><text:span text:style-name="T8">02</text:span> <text:s text:c="7"/>00 <text:s text:c="7"/>FD <text:s text:c="6"/>000101<text:span text:style-name="T8">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4 <text:s text:c="8"/>00 <text:s text:c="8"/><text:span text:style-name="T8">01</text:span> <text:s text:c="7"/>00 <text:s text:c="7"/>FD <text:s text:c="6"/>000101<text:span text:style-name="T8">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5 <text:s text:c="8"/>00 <text:s text:c="8"/><text:span text:style-name="T11">00</text:span> <text:s text:c="7"/>00 <text:s text:c="7"/>FD <text:s text:c="6"/>000101<text:span text:style-name="T11">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text:soft-page-break/>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text:soft-page-break/>0200 <text:s/>A9 01 <text:s text:c="4"/>LDA #01h</text:p>
      <text:p text:style-name="Preformatted_20_Text">0202 <text:s/>4C <text:span text:style-name="T11">07 02</text:span> <text:s/><text:span text:style-name="T8">JMP</text:span> <text:span text:style-name="T11">0207h</text:span></text:p>
      <text:p text:style-name="Preformatted_20_Text">0205 <text:s/>A2 02 <text:s text:c="4"/>LDX #02h</text:p>
      <text:p text:style-name="Preformatted_20_Text"><text:span text:style-name="T11">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1">0202</text:span> <text:s text:c="8"/>01 <text:s text:c="8"/>FC <text:s text:c="7"/>00 <text:s text:c="7"/>FD <text:s text:c="6"/>00010100</text:p>
      <text:p text:style-name="Preformatted_20_Text"/>
      <text:p text:style-name="Preformatted_20_Text">0202 <text:s/>4C 07 02 <text:s/><text:span text:style-name="T8">JMP</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1">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text:soft-page-break/>"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8">07 02</text:span> <text:s text:c="2"/>000004 | <text:s text:c="7"/><text:span text:style-name="T8">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8">0207</text:span> A9 03 <text:s text:c="5"/>000008 |<text:span text:style-name="T8">skip1</text:span> <text:s text:c="2"/>lda #03d</text:p>
      <text:p text:style-name="Preformatted_20_Text">0209 4C <text:span text:style-name="T9">0E 02</text:span> <text:s text:c="2"/>000009 | <text:s text:c="7"/><text:span text:style-name="T9">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9">020E</text:span> 00 <text:s text:c="8"/>000013 |<text:span text:style-name="T9">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text:soft-page-break/>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3">Carry</text:span> flag, BEQ and BNE are related to the <text:span text:style-name="T3">Zero</text:span> flag, BMI and BPL are related to the <text:span text:style-name="T3">Negative</text:span>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ext:soft-page-break/>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text:soft-page-break/>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text:soft-page-break/></text:p>
      <text:p text:style-name="Preformatted_20_Text">PgmCntr(PC) <text:s/>Accum(AC) <text:s/>XReg(XR) <text:s/>YReg(YR) <text:s/>StkPtr(SP) <text:s/>NV-BDI<text:span text:style-name="T11">Z</text:span>C(SR)</text:p>
      <text:p text:style-name="Preformatted_20_Text"><text:s text:c="3"/>0202 <text:s text:c="8"/><text:span text:style-name="T8">02</text:span> <text:s text:c="8"/>FC <text:s text:c="7"/>00 <text:s text:c="7"/>FD <text:s text:c="6"/>000101<text:span text:style-name="T11">0</text:span>0</text:p>
      <text:p text:style-name="Preformatted_20_Text"/>
      <text:p text:style-name="Preformatted_20_Text">0202 <text:s/>C9 02 <text:s text:c="4"/><text:span text:style-name="T8">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4 <text:s text:c="8"/>02 <text:s text:c="8"/>FC <text:s text:c="7"/>00 <text:s text:c="7"/>FD <text:s text:c="6"/>000101<text:span text:style-name="T11">1</text:span>1</text:p>
      <text:p text:style-name="Preformatted_20_Text"/>
      <text:p text:style-name="Preformatted_20_Text"><text:span text:style-name="T9">0204</text:span> <text:s/>F0 01 <text:s text:c="4"/><text:span text:style-name="T9">BEQ</text:span> <text:span text:style-name="T9">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9">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A <text:s text:c="8"/><text:span text:style-name="T8">05</text:span> <text:s text:c="8"/>FC <text:s text:c="7"/>00 <text:s text:c="7"/>FD <text:s text:c="6"/>000101<text:span text:style-name="T11">0</text:span>1</text:p>
      <text:p text:style-name="Preformatted_20_Text"/>
      <text:p text:style-name="Preformatted_20_Text">020A <text:s/>C9 06 <text:s text:c="4"/><text:span text:style-name="T8">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05 <text:s text:c="8"/>FC <text:s text:c="7"/>00 <text:s text:c="7"/>FD <text:s text:c="6"/>100101<text:span text:style-name="T11">0</text:span>0</text:p>
      <text:p text:style-name="Preformatted_20_Text"/>
      <text:p text:style-name="Preformatted_20_Text"><text:span text:style-name="T9">020C</text:span> <text:s/>F0 02 <text:s text:c="4"/><text:span text:style-name="T9">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1">01</text:span> <text:s text:c="4"/><text:span text:style-name="T8">BEQ</text:span> <text:span text:style-name="T11">0207h</text:span></text:p>
      <text:p text:style-name="Preformatted_20_Text">0206 <text:s/>EA <text:s text:c="7"/>NOP </text:p>
      <text:p text:style-name="Preformatted_20_Text"><text:span text:style-name="T11">0207</text:span> <text:s/>EA <text:s text:c="7"/>NOP </text:p>
      <text:p text:style-name="Preformatted_20_Text"><text:soft-page-break/>0208 <text:s/>A9 05 <text:s text:c="4"/>LDA #05h</text:p>
      <text:p text:style-name="Preformatted_20_Text">020A <text:s/>C9 06 <text:s text:c="4"/>CMP #06h</text:p>
      <text:p text:style-name="Preformatted_20_Text">020C <text:s/>F0 <text:span text:style-name="T9">02</text:span> <text:s text:c="4"/><text:span text:style-name="T8">BEQ</text:span> <text:span text:style-name="T9">0210h</text:span></text:p>
      <text:p text:style-name="Preformatted_20_Text">020E <text:s/>EA <text:s text:c="7"/>NOP </text:p>
      <text:p text:style-name="Preformatted_20_Text">020F <text:s/>EA <text:s text:c="7"/>NOP </text:p>
      <text:p text:style-name="Preformatted_20_Text"><text:span text:style-name="T9">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text:soft-page-break/>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8">05</text:span>h</text:p>
      <text:p text:style-name="Preformatted_20_Text">0202 <text:s/>A9 80 <text:s text:c="4"/>LDA #<text:span text:style-name="T11">80</text:span>h</text:p>
      <text:p text:style-name="Preformatted_20_Text">0204 <text:s/>A9 27 <text:s text:c="4"/>LDA #<text:span text:style-name="T8">27</text:span>h</text:p>
      <text:p text:style-name="Preformatted_20_Text">0206 <text:s/>A9 C2 <text:s text:c="4"/>LDA #<text:span text:style-name="T11">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8">0</text:span>000 0101</text:p>
      <text:p text:style-name="Standard"/>
      <text:p text:style-name="Standard"><text:s text:c="3"/>8 <text:s text:c="6"/>0</text:p>
      <text:p text:style-name="Standard"><text:span text:style-name="T11">1</text:span>000 0000</text:p>
      <text:p text:style-name="Standard"/>
      <text:p text:style-name="Standard"><text:s text:c="3"/>2 <text:s text:c="6"/>7</text:p>
      <text:p text:style-name="Standard"><text:span text:style-name="T8">0</text:span>010 0111</text:p>
      <text:p text:style-name="Standard"/>
      <text:p text:style-name="Standard"><text:s text:c="3"/>c <text:s text:c="7"/>2</text:p>
      <text:p text:style-name="Standard"><text:span text:style-name="T11">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8">N</text:span>V-BDIZC(SR)</text:p>
      <text:p text:style-name="Preformatted_20_Text"><text:s text:c="3"/>0202 <text:s text:c="8"/><text:span text:style-name="T8">05</text:span> <text:s text:c="8"/>FC <text:s text:c="7"/>00 <text:s text:c="7"/>FD <text:s text:c="6"/><text:span text:style-name="T8">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4 <text:s text:c="8"/><text:span text:style-name="T11">80</text:span> <text:s text:c="8"/>FC <text:s text:c="7"/>00 <text:s text:c="7"/>FD <text:s text:c="6"/><text:span text:style-name="T11">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8">N</text:span>V-BDIZC(SR)</text:p>
      <text:p text:style-name="Preformatted_20_Text"><text:s text:c="3"/>0206 <text:s text:c="8"/><text:span text:style-name="T8">27</text:span> <text:s text:c="8"/>FC <text:s text:c="7"/>00 <text:s text:c="7"/>FD <text:s text:c="6"/><text:span text:style-name="T8">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1">N</text:span>V-BDIZC(SR)</text:p>
      <text:p text:style-name="Preformatted_20_Text"><text:s text:c="3"/>0208 <text:s text:c="8"/><text:span text:style-name="T11">C2</text:span> <text:s text:c="8"/>FC <text:s text:c="7"/>00 <text:s text:c="7"/>FD <text:s text:c="6"/><text:span text:style-name="T11">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3">.</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8">0200</text:span> <text:s/>A9 01 <text:s text:c="4"/>LDA #01h</text:p>
      <text:p text:style-name="Preformatted_20_Text">0202 <text:s/>A2 02 <text:s text:c="4"/>LDX #02h</text:p>
      <text:p text:style-name="Preformatted_20_Text">0204 <text:s/>4C 00 02 <text:s/><text:span text:style-name="T8">JMP</text:span> <text:span text:style-name="T8">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8">0202</text:span> <text:s text:c="8"/>01 <text:s text:c="8"/>FC <text:s text:c="7"/>00 <text:s text:c="7"/>FD <text:s text:c="6"/>00010100</text:p>
      <text:p text:style-name="Preformatted_20_Text"/>
      <text:p text:style-name="Preformatted_20_Text"><text:span text:style-name="T14">0202</text:span> <text:s/>A2 02 <text:s text:c="4"/>LDX #02h</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text:soft-page-break/>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8">0202</text:span> <text:s/>CA <text:s text:c="7"/>DEX </text:p>
      <text:p text:style-name="Preformatted_20_Text">0203 <text:s/>D0 <text:span text:style-name="T11">FD</text:span> <text:s text:c="4"/>BNE <text:span text:style-name="T8">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4</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3</text:span> <text:s text:c="7"/>00 <text:s text:c="7"/>FD <text:s text:c="6"/>000101<text:span text:style-name="T11">0</text:span>0</text:p>
      <text:p text:style-name="Preformatted_20_Text"/>
      <text:p text:style-name="Preformatted_20_Text"><text:span text:style-name="T14">0203</text:span>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3</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2</text:span> <text:s text:c="7"/>00 <text:s text:c="7"/>FD <text:s text:c="6"/>000101<text:span text:style-name="T11">0</text:span>0</text:p>
      <text:p text:style-name="Preformatted_20_Text"><text:soft-page-break/></text:p>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2</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1</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1</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0</text:span> <text:s text:c="7"/>00 <text:s text:c="7"/>FD <text:s text:c="6"/>000101<text:span text:style-name="T11">1</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8">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3">backwards</text:span> in memory so it must <text:soft-page-break/>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text:soft-page-break/>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ext:soft-page-break/>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text:soft-page-break/>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ext:soft-page-break/>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8">FF</text:span> <text:s text:c="8"/>000003 |number1 dbt <text:span text:style-name="T8">11111111</text:span>b</text:p>
      <text:p text:style-name="Preformatted_20_Text">0201 <text:span text:style-name="T8">01</text:span> <text:s text:c="8"/>000004 |number2 dbt <text:span text:style-name="T8">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8">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text:soft-page-break/>PgmCntr(PC) <text:s/>Accum(AC) <text:s/>XReg(XR) <text:s/>YReg(YR) <text:s/>StkPtr(SP) <text:s/>NV-BDIZC(SR)</text:p>
      <text:p text:style-name="Preformatted_20_Text"><text:s text:c="3"/>0208 <text:s text:c="8"/><text:span text:style-name="T8">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1">C</text:span>(SR)</text:p>
      <text:p text:style-name="Preformatted_20_Text"><text:s text:c="3"/>0209 <text:s text:c="8"/>FF <text:s text:c="8"/>FC <text:s text:c="7"/>00 <text:s text:c="7"/>FD <text:s text:c="6"/>1001010<text:span text:style-name="T11">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text:span text:style-name="T8">00</text:span> <text:s text:c="8"/>FC <text:s text:c="7"/>00 <text:s text:c="7"/>FD <text:s text:c="6"/>000101<text:span text:style-name="T11">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text:soft-page-break/>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1">43h</text:span>,44h,45h</text:p>
      <text:p text:style-name="Preformatted_20_Text">0201 42 <text:s text:c="14"/></text:p>
      <text:p text:style-name="Preformatted_20_Text"><text:span text:style-name="T11">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1">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1">02</text:span> <text:s text:c="7"/>00 <text:s text:c="7"/>FD <text:s text:c="6"/>00010100</text:p>
      <text:p text:style-name="Preformatted_20_Text"/>
      <text:p text:style-name="Preformatted_20_Text">0212 <text:s/>BD 00 02 <text:s/><text:span text:style-name="T8">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1">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text:soft-page-break/>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3">table</text:span><text:span text:style-name="T13">, an </text:span><text:span text:style-name="T3">array</text:span><text:span text:style-name="T13">,</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reformatted_20_Text"><text:bookmark-start text:name="DDE_LINK1"/><text:bookmark-start text:name="DDE_LINK3"/><text:s text:c="22"/>000001 |;The purpose of this program is to calculate the</text:p>
      <text:p text:style-name="Preformatted_20_Text"><text:bookmark-end text:name="DDE_LINK1"/><text:bookmark-end text:name="DDE_LINK3"/><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oft-page-break/><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oft-page-break/><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8">01 02 03 04 05 06 07 08 - 09 0A</text:span> <text:span text:style-name="T11">00</text:span> 00 00 00 00 00 <text:s/>................</text:p>
      <text:p text:style-name="Preformatted_20_Text"><text:soft-page-break/><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1">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1">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text:soft-page-break/></text:p>
      <text:p text:style-name="Standard">Pat then did this and so should you.</text:p>
      <text:p text:style-name="Standard"/>
      <text:p text:style-name="Plain_5f_heading_5f_1">Exercises</text:p>
      <text:p text:style-name="Standard">1) The source code for the umon65 monitor is in the the mathpiperide/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Here is a hint program to get you started. <text:s/>Copy this fold into a .mpw file in MathPIperIDE, save the file, then press &lt;shift&gt;&lt;enter&gt; inside the fold. <text:s/>A %s19 fold will then be created. <text:s/>Press &lt;shift&gt;&lt;enter&gt; inside of the %s19 fold to load the program into MathPiperIDe. <text:s/>Unassemble 0200h to make sure the program loaded correctly.</text:p>
      <text:p text:style-name="Standard"/>
      <text:p text:style-name="Standard"/>
      <text:p text:style-name="P20">%uasm65</text:p>
      <text:p text:style-name="P17"/>
      <text:p text:style-name="P21">;Hint program.</text:p>
      <text:p text:style-name="P17"/>
      <text:p text:style-name="P16"><text:s text:c="4"/><text:span text:style-name="T20">org</text:span> 0200h</text:p>
      <text:p text:style-name="P16"><text:s text:c="4"/></text:p>
      <text:p text:style-name="P16"><text:s text:c="4"/><text:span text:style-name="T21">lda</text:span> #<text:span text:style-name="T10">1d</text:span></text:p>
      <text:p text:style-name="P16"><text:s text:c="4"/><text:span text:style-name="T21">adc</text:span> #<text:span text:style-name="T10">2d</text:span></text:p>
      <text:p text:style-name="P16"><text:s text:c="4"/><text:span text:style-name="T21">adc</text:span> #<text:span text:style-name="T10">3d</text:span></text:p>
      <text:p text:style-name="P16"><text:s text:c="4"/></text:p>
      <text:p text:style-name="P16"><text:s text:c="4"/><text:span text:style-name="T22">;Place more adc instructions here.</text:span></text:p>
      <text:p text:style-name="P16"><text:s text:c="4"/></text:p>
      <text:p text:style-name="P16"><text:s text:c="4"/><text:span text:style-name="T21">sta</text:span> 0275h</text:p>
      <text:p text:style-name="P16"><text:s text:c="4"/></text:p>
      <text:p text:style-name="P16"><text:s text:c="4"/><text:span text:style-name="T21">brk</text:span></text:p>
      <text:p text:style-name="P16"><text:s text:c="4"/></text:p>
      <text:p text:style-name="P16"><text:s text:c="4"/><text:span text:style-name="T20">end</text:span></text:p>
      <text:p text:style-name="P17"/>
      <text:p text:style-name="P24">%/uasm65</text:p>
      <text:p text:style-name="Standard">Exercise 3</text:p>
      <text:p text:style-name="Standard"/>
      <text:p text:style-name="P14">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2">#<text:tab/>Immediate / OPC #$BB / Operand is byte (BB).</text:p>
      <text:p text:style-name="P22">A<text:tab/>Accumulator / OPC A / Operand is AC.</text:p>
      <text:p text:style-name="P22">abs<text:tab/>Absolute / OPC $HHLL / Operand is address $HHLL.</text:p>
      <text:p text:style-name="P22">abs,X<text:tab/>Absolute,X-indexed / OPC $HHLL,X / Operand is address incremented by X with carry.</text:p>
      <text:p text:style-name="P22">abs,Y<text:tab/>Absolute,Y-indexed / OPC $HHLL,Y / Operand is address incremented by Y with carry.</text:p>
      <text:p text:style-name="P22">impl<text:tab/>Implied / OPC / Operand implied.</text:p>
      <text:p text:style-name="P22">ind<text:tab/>Indirect / OPC ($HHLL) / Operand is effective address, effective address is value of address.</text:p>
      <text:p text:style-name="P22">X,ind<text:tab/>X-indexed,indirect / OPC ($BB,X) / Operand is effective zeropage address, effective address is byte (BB) incremented by X without carry.</text:p>
      <text:p text:style-name="P22">ind,Y<text:tab/>Indirect,Y-indexed / OPC ($LL),Y / Operand is effective address incremented by Y with carry, effective address is word at zeropage address.</text:p>
      <text:p text:style-name="P22">rel<text:tab/>Relative / OPC $BB / Branch target is PC + offset (BB), bit 7 signifies negative offset.</text:p>
      <text:p text:style-name="Preformatted_20_Text"/>
      <text:p text:style-name="Preformatted_20_Text"><text:soft-page-break/></text:p>
      <text:p text:style-name="Preformatted_20_Text"/>
      <text:p text:style-name="P19">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oft-page-break/><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text:soft-page-break/></text:p>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oft-page-break/><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text:soft-page-break/>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9">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9">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text:soft-page-break/></text:p>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text:soft-page-break/></text:p>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text:soft-page-break/></text:p>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11<text:tab/><text:span text:style-name="MT1">6502 Assembly Language</text:span><text:tab/><text:page-number text:select-page="current">47</text:page-number>/<text:page-count>68</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06-16T20:19:40</meta:creation-date>
    <dc:date>2010-01-26T20:18:12</dc:date>
    <meta:editing-cycles>586</meta:editing-cycles>
    <meta:editing-duration>PT285H53M00S</meta:editing-duration>
    <meta:document-statistic meta:table-count="0" meta:image-count="0" meta:object-count="9" meta:page-count="68" meta:paragraph-count="1427" meta:word-count="16518" meta:character-count="10056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